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35584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 officeooo:rsid="00235584" officeooo:paragraph-rsid="00235584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391" style:font-weight-asian="bold" style:font-weight-complex="bold"/>
    </style:style>
    <style:style style:name="T4" style:family="text">
      <style:text-properties fo:font-weight="bold" officeooo:rsid="001c95b7" style:font-weight-asian="bold" style:font-weight-complex="bold"/>
    </style:style>
    <style:style style:name="T5" style:family="text">
      <style:text-properties fo:font-weight="bold" officeooo:rsid="0021b9e6" style:font-weight-asian="bold" style:font-weight-complex="bold"/>
    </style:style>
    <style:style style:name="T6" style:family="text">
      <style:text-properties fo:font-weight="bold" officeooo:rsid="00235584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style:font-name="monospace"/>
    </style:style>
    <style:style style:name="T9" style:family="text">
      <style:text-properties officeooo:rsid="001b0dfc"/>
    </style:style>
    <style:style style:name="T10" style:family="text">
      <style:text-properties officeooo:rsid="001c95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 9 - Debugging Lab Part III</text:span><text:line-break/><text:span text:style-name="T1">More gdb Techniques and Debugging Code that uses Pointers</text:span><text:line-break/><text:span text:style-name="T1"><text:line-break/>Answer Sheet</text:span></text:p>
      <text:p text:style-name="P2"><text:line-break/>Name - <text:span text:style-name="T9">Saad Arshad <text:s text:c="2"/></text:span>Lab Section <text:s/>- <text:span text:style-name="T9">208</text:span><text:line-break/><text:line-break/><text:span text:style-name="T1">Setting a Conditional Breakpoint</text:span><text:line-break/>A little farther down in the help text, you will see:<text:line-break/>CONDITION is <text:span text:style-name="T10">a boolean expression </text:span>(fill in the rest of the line).<text:line-break/><text:line-break/>For what value of N does the output value start to give incorrect output? <text:line-break/><text:span text:style-name="T4">N = 16</text:span><text:line-break/>Based on what you have learned so far, write the full gdb command to set a conditional breakpoint at the proper source code line. <text:span text:style-name="T3">B 92 or break 92 where I is 16</text:span><text:line-break/><text:line-break/>This time, have the breakpoint stop when num is equal to 120. Write the command to set the breakpoint: <text:span text:style-name="T5">break 95 at the line where if(num == 120)</text:span><text:line-break/><text:line-break/>Set the breakpoint in gdb and continue running the code using the <text:span text:style-name="T7">continue</text:span> command. Write the last line output before the (gdb) prompt returns: <text:span text:style-name="T5">95 num += j;</text:span><text:line-break/><text:line-break/>Use the gdb command to display the <text:span text:style-name="T7">num</text:span>, <text:span text:style-name="T7">i</text:span> and <text:span text:style-name="T7">j</text:span> variables.   Write all of their values:     num = <text:span text:style-name="T5">120</text:span> i = <text:span text:style-name="T5">16</text:span> j = <text:span text:style-name="T5">16</text:span><text:line-break/><text:line-break/>Assuming there is no bug, what will the value of num be after executing the statement <text:span text:style-name="T8">num += j</text:span>?       num = <text:span text:style-name="T6">136</text:span><text:line-break/>Execute a step command in gdb.   What is the actual value of num now?   Num = <text:span text:style-name="T2">-</text:span><text:span text:style-name="T6">120</text:span><text:line-break/>Why is the value what it is? <text:span text:style-name="T6">Because num is of (signed char)</text:span><text:line-break/><text:line-break/>Do you get the proper output now? <text:span text:style-name="T6">yes</text:span><text:line-break/><text:line-break/><text:span text:style-name="T1">Finding the Seg Fault</text:span><text:line-break/>Notice that gdb tells you exactly the line of code where the seg fault occurs. What line is it? <text:span text:style-name="T6">It was at line 112</text:span><text:line-break/><text:soft-page-break/><text:line-break/>Print the variable dl3 using the print command. Write the values of i and c: <text:span text:style-name="T6">I = 37, and c =’ A’</text:span><text:line-break/><text:line-break/>Now print the value of dl2 using the following command:</text:p>
      <text:p text:style-name="P3">(gdb) print dl2</text:p>
      <text:p text:style-name="P2">What is its value? <text:span text:style-name="T6">0x602010</text:span><text:line-break/><text:line-break/>Note that dl2 is a pointer, so a memory address is printed. To see the contents of the memory pointed to by that address, use the following command:</text:p>
      <text:p text:style-name="P3">(gdb) print *dl2</text:p>
      <text:p text:style-name="P2">What are the values of i and c? <text:span text:style-name="T6">I = 36, c = ‘B’</text:span><text:line-break/><text:line-break/>Now, let's look at the actual line of code causing the seg fault. Using gdb, print the value of dl1 using the following command:</text:p>
      <text:p text:style-name="P3">(gdb) print dl1</text:p>
      <text:p text:style-name="P2">What is its value? <text:span text:style-name="T6">0x0</text:span><text:line-break/><text:line-break/>Note that dl1 is a pointer. Now, try to dereference dl1 and print its value using the following command:</text:p>
      <text:p text:style-name="P3">(gdb) print *dl1</text:p>
      <text:p text:style-name="P2">Write the message given: <text:span text:style-name="T6">Cannot access memory at adress 0x0</text:span><text:line-break/><text:line-break/><text:span text:style-name="T1">Now its Your Turn</text:span><text:line-break/>Exit gdb and try running the Lab9 executable using 4 as the command line parameter:</text:p>
      <text:p text:style-name="P2">bash$ ./Lab9 4</text:p>
      <text:p text:style-name="P5">What happens? <text:span text:style-name="T6">I was getting a Segmention Fault in DebugOption4 at line 123</text:span><text:line-break/><text:line-break/>Now, use the techniques you have learned to find the error in the code using gdb.<text:line-break/><text:line-break/>What line does the segmentation fault occur? <text:span text:style-name="T6">The seg fault was happening at line 123</text:span><text:line-break/><text:soft-page-break/><text:line-break/>What is the value of <text:span text:style-name="T7">i</text:span> at the point of segmentation fault? <text:span text:style-name="T6">The value of I at the point was 1636</text:span><text:line-break/><text:line-break/>Once you find the source of the problem, copy the line of code that causes the problem below:<text:line-break/><text:span text:style-name="T6">The line of code that is causing the problem is the for loop which is </text:span></text:p>
      <text:p text:style-name="P5"><text:span text:style-name="T6">for(i = 0; I &lt; n, i++)</text:span><text:line-break/><text:line-break/>Fix the code, recompile and run the executable. Write the output of the correctly running executable below:<text:line-break/></text:p>
      <text:p text:style-name="P6">The sum of the values I the array “arr” is : 7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38:54.384817120</meta:creation-date>
    <dc:date>2018-04-11T15:32:59.538931297</dc:date>
    <meta:editing-duration>PT50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4" meta:word-count="578" meta:character-count="2955" meta:non-whitespace-character-count="2348"/>
  </office:meta>
</office:document-meta>
</file>